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74.47mm" svg:height="90.05mm" svg:x="37.7mm" svg:y="1.06mm">
            <loext:p draw:notify-on-update-of-ranges="evaluation.A1:evaluation.A30 evaluation.B1:evaluation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45.495" calcext:value-type="float">
            <text:p>4,55E+01</text:p>
          </table:table-cell>
        </table:table-row>
        <table:table-row table:style-name="ro1">
          <table:table-cell office:value-type="float" office:value="50.4644033438541" calcext:value-type="float">
            <text:p>5,05E+01</text:p>
          </table:table-cell>
          <table:table-cell office:value-type="float" office:value="51.615" calcext:value-type="float">
            <text:p>5,16E+01</text:p>
          </table:table-cell>
        </table:table-row>
        <table:table-row table:style-name="ro1">
          <table:table-cell office:value-type="float" office:value="50.5998626426396" calcext:value-type="float">
            <text:p>5,06E+01</text:p>
          </table:table-cell>
          <table:table-cell office:value-type="float" office:value="48.415" calcext:value-type="float">
            <text:p>4,84E+01</text:p>
          </table:table-cell>
        </table:table-row>
        <table:table-row table:style-name="ro1">
          <table:table-cell office:value-type="float" office:value="50.675262582055" calcext:value-type="float">
            <text:p>5,07E+01</text:p>
          </table:table-cell>
          <table:table-cell office:value-type="float" office:value="52.105" calcext:value-type="float">
            <text:p>5,21E+01</text:p>
          </table:table-cell>
        </table:table-row>
        <table:table-row table:style-name="ro1">
          <table:table-cell office:value-type="float" office:value="50.5146135277563" calcext:value-type="float">
            <text:p>5,05E+01</text:p>
          </table:table-cell>
          <table:table-cell office:value-type="float" office:value="54.385" calcext:value-type="float">
            <text:p>5,44E+01</text:p>
          </table:table-cell>
        </table:table-row>
        <table:table-row table:style-name="ro1">
          <table:table-cell office:value-type="float" office:value="51.3727626586142" calcext:value-type="float">
            <text:p>5,14E+01</text:p>
          </table:table-cell>
          <table:table-cell office:value-type="float" office:value="56.19" calcext:value-type="float">
            <text:p>5,62E+01</text:p>
          </table:table-cell>
        </table:table-row>
        <table:table-row table:style-name="ro1">
          <table:table-cell office:value-type="float" office:value="52.2011709694301" calcext:value-type="float">
            <text:p>5,22E+01</text:p>
          </table:table-cell>
          <table:table-cell office:value-type="float" office:value="58.65" calcext:value-type="float">
            <text:p>5,87E+01</text:p>
          </table:table-cell>
        </table:table-row>
        <table:table-row table:style-name="ro1">
          <table:table-cell office:value-type="float" office:value="53.5398983829305" calcext:value-type="float">
            <text:p>5,35E+01</text:p>
          </table:table-cell>
          <table:table-cell office:value-type="float" office:value="75.13" calcext:value-type="float">
            <text:p>7,51E+01</text:p>
          </table:table-cell>
        </table:table-row>
        <table:table-row table:style-name="ro1">
          <table:table-cell office:value-type="float" office:value="54.6004350175314" calcext:value-type="float">
            <text:p>5,46E+01</text:p>
          </table:table-cell>
          <table:table-cell office:value-type="float" office:value="70" calcext:value-type="float">
            <text:p>7,00E+01</text:p>
          </table:table-cell>
        </table:table-row>
        <table:table-row table:style-name="ro1">
          <table:table-cell office:value-type="float" office:value="53.0823070434711" calcext:value-type="float">
            <text:p>5,31E+01</text:p>
          </table:table-cell>
          <table:table-cell office:value-type="float" office:value="71.063" calcext:value-type="float">
            <text:p>7,11E+01</text:p>
          </table:table-cell>
        </table:table-row>
        <table:table-row table:style-name="ro1">
          <table:table-cell office:value-type="float" office:value="55.8667570861374" calcext:value-type="float">
            <text:p>5,59E+01</text:p>
          </table:table-cell>
          <table:table-cell office:value-type="float" office:value="75.515" calcext:value-type="float">
            <text:p>7,55E+01</text:p>
          </table:table-cell>
        </table:table-row>
        <table:table-row table:style-name="ro1">
          <table:table-cell office:value-type="float" office:value="55.6110202267983" calcext:value-type="float">
            <text:p>5,56E+01</text:p>
          </table:table-cell>
          <table:table-cell office:value-type="float" office:value="72.41" calcext:value-type="float">
            <text:p>7,24E+01</text:p>
          </table:table-cell>
        </table:table-row>
        <table:table-row table:style-name="ro1">
          <table:table-cell office:value-type="float" office:value="57.7633271747841" calcext:value-type="float">
            <text:p>5,78E+01</text:p>
          </table:table-cell>
          <table:table-cell office:value-type="float" office:value="78.675" calcext:value-type="float">
            <text:p>7,87E+01</text:p>
          </table:table-cell>
        </table:table-row>
        <table:table-row table:style-name="ro1">
          <table:table-cell office:value-type="float" office:value="57.9503080722804" calcext:value-type="float">
            <text:p>5,80E+01</text:p>
          </table:table-cell>
          <table:table-cell office:value-type="float" office:value="82.13" calcext:value-type="float">
            <text:p>8,21E+01</text:p>
          </table:table-cell>
        </table:table-row>
        <table:table-row table:style-name="ro1">
          <table:table-cell office:value-type="float" office:value="59.1957457318649" calcext:value-type="float">
            <text:p>5,92E+01</text:p>
          </table:table-cell>
          <table:table-cell office:value-type="float" office:value="87.98" calcext:value-type="float">
            <text:p>8,80E+01</text:p>
          </table:table-cell>
        </table:table-row>
        <table:table-row table:style-name="ro1">
          <table:table-cell office:value-type="float" office:value="56.9492413034594" calcext:value-type="float">
            <text:p>5,69E+01</text:p>
          </table:table-cell>
          <table:table-cell office:value-type="float" office:value="83.925" calcext:value-type="float">
            <text:p>8,39E+01</text:p>
          </table:table-cell>
        </table:table-row>
        <table:table-row table:style-name="ro1">
          <table:table-cell office:value-type="float" office:value="61.9208362340598" calcext:value-type="float">
            <text:p>6,19E+01</text:p>
          </table:table-cell>
          <table:table-cell office:value-type="float" office:value="91.335" calcext:value-type="float">
            <text:p>9,13E+01</text:p>
          </table:table-cell>
        </table:table-row>
        <table:table-row table:style-name="ro1">
          <table:table-cell office:value-type="float" office:value="63.9358884257392" calcext:value-type="float">
            <text:p>6,39E+01</text:p>
          </table:table-cell>
          <table:table-cell office:value-type="float" office:value="95.055" calcext:value-type="float">
            <text:p>9,51E+01</text:p>
          </table:table-cell>
        </table:table-row>
        <table:table-row table:style-name="ro1">
          <table:table-cell office:value-type="float" office:value="64.7374940835864" calcext:value-type="float">
            <text:p>6,47E+01</text:p>
          </table:table-cell>
          <table:table-cell office:value-type="float" office:value="99.345" calcext:value-type="float">
            <text:p>9,93E+01</text:p>
          </table:table-cell>
        </table:table-row>
        <table:table-row table:style-name="ro1">
          <table:table-cell office:value-type="float" office:value="73.7929974078356" calcext:value-type="float">
            <text:p>7,38E+01</text:p>
          </table:table-cell>
          <table:table-cell office:value-type="float" office:value="106.96" calcext:value-type="float">
            <text:p>1,07E+02</text:p>
          </table:table-cell>
        </table:table-row>
        <table:table-row table:style-name="ro1">
          <table:table-cell office:value-type="float" office:value="70.452752308894" calcext:value-type="float">
            <text:p>7,05E+01</text:p>
          </table:table-cell>
          <table:table-cell office:value-type="float" office:value="113.66" calcext:value-type="float">
            <text:p>1,14E+02</text:p>
          </table:table-cell>
        </table:table-row>
        <table:table-row table:style-name="ro1">
          <table:table-cell office:value-type="float" office:value="76.2906250903003" calcext:value-type="float">
            <text:p>7,63E+01</text:p>
          </table:table-cell>
          <table:table-cell office:value-type="float" office:value="124.52" calcext:value-type="float">
            <text:p>1,25E+02</text:p>
          </table:table-cell>
        </table:table-row>
        <table:table-row table:style-name="ro1">
          <table:table-cell office:value-type="float" office:value="91.1881931693393" calcext:value-type="float">
            <text:p>9,12E+01</text:p>
          </table:table-cell>
          <table:table-cell office:value-type="float" office:value="130.575" calcext:value-type="float">
            <text:p>1,31E+02</text:p>
          </table:table-cell>
        </table:table-row>
        <table:table-row table:style-name="ro1">
          <table:table-cell office:value-type="float" office:value="92.3712062805719" calcext:value-type="float">
            <text:p>9,24E+01</text:p>
          </table:table-cell>
          <table:table-cell office:value-type="float" office:value="137.26" calcext:value-type="float">
            <text:p>1,37E+02</text:p>
          </table:table-cell>
        </table:table-row>
        <table:table-row table:style-name="ro1">
          <table:table-cell office:value-type="float" office:value="93.5094580469061" calcext:value-type="float">
            <text:p>9,35E+01</text:p>
          </table:table-cell>
          <table:table-cell office:value-type="float" office:value="135.845" calcext:value-type="float">
            <text:p>1,36E+02</text:p>
          </table:table-cell>
        </table:table-row>
        <table:table-row table:style-name="ro1">
          <table:table-cell office:value-type="float" office:value="92.7033969745618" calcext:value-type="float">
            <text:p>9,27E+01</text:p>
          </table:table-cell>
          <table:table-cell office:value-type="float" office:value="131.67" calcext:value-type="float">
            <text:p>1,32E+02</text:p>
          </table:table-cell>
        </table:table-row>
        <table:table-row table:style-name="ro1">
          <table:table-cell office:value-type="float" office:value="95.3314716664012" calcext:value-type="float">
            <text:p>9,53E+01</text:p>
          </table:table-cell>
          <table:table-cell office:value-type="float" office:value="135.92" calcext:value-type="float">
            <text:p>1,36E+02</text:p>
          </table:table-cell>
        </table:table-row>
        <table:table-row table:style-name="ro1">
          <table:table-cell office:value-type="float" office:value="90.4722009050092" calcext:value-type="float">
            <text:p>9,05E+01</text:p>
          </table:table-cell>
          <table:table-cell office:value-type="float" office:value="129.37" calcext:value-type="float">
            <text:p>1,29E+02</text:p>
          </table:table-cell>
        </table:table-row>
        <table:table-row table:style-name="ro1">
          <table:table-cell office:value-type="float" office:value="96.2728617343162" calcext:value-type="float">
            <text:p>9,63E+01</text:p>
          </table:table-cell>
          <table:table-cell office:value-type="float" office:value="130.598" calcext:value-type="float">
            <text:p>1,31E+02</text:p>
          </table:table-cell>
        </table:table-row>
        <table:table-row table:style-name="ro1">
          <table:table-cell office:value-type="float" office:value="95.2568548268704" calcext:value-type="float">
            <text:p>9,53E+01</text:p>
          </table:table-cell>
          <table:table-cell office:value-type="float" office:value="129.994" calcext:value-type="float">
            <text:p>1,30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19:06:03.528912101</dc:date>
    <meta:editing-duration>PT2M20S</meta:editing-duration>
    <meta:editing-cycles>1</meta:editing-cycles>
    <meta:document-statistic meta:table-count="1" meta:cell-count="6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48cm" svg:height="9.006cm" xlink:href=".." xlink:type="simple" chart:class="chart:line" chart:style-name="ch1">
        <chart:legend chart:legend-position="end" svg:x="14.781cm" svg:y="3.955cm" style:legend-expansion="high" chart:style-name="ch2"/>
        <chart:plot-area chart:style-name="ch3" table:cell-range-address="evaluation.A1:evaluation.B30" svg:x="0.348cm" svg:y="0.18cm" svg:width="14.085cm" svg:height="8.646cm">
          <chartooo:coordinate-region svg:x="2.081cm" svg:y="0.379cm" svg:width="12.16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valuation.A1:evaluation.A30" chart:class="chart:line">
            <chart:data-point chart:repeated="30"/>
          </chart:series>
          <chart:series chart:style-name="ch8" chart:values-cell-range-address="evaluation.B1:evaluation.B3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valuation.A1:evaluation.A30</svg:desc>
                </draw:g>
              </table:table-cell>
              <table:table-cell office:value-type="float" office:value="45.495">
                <text:p>45.495</text:p>
                <draw:g>
                  <svg:desc>evaluation.B1:evaluation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644033438541">
                <text:p>50.4644033438541</text:p>
              </table:table-cell>
              <table:table-cell office:value-type="float" office:value="51.615">
                <text:p>51.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998626426396">
                <text:p>50.5998626426396</text:p>
              </table:table-cell>
              <table:table-cell office:value-type="float" office:value="48.415">
                <text:p>48.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675262582055">
                <text:p>50.675262582055</text:p>
              </table:table-cell>
              <table:table-cell office:value-type="float" office:value="52.105">
                <text:p>52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5146135277563">
                <text:p>50.5146135277563</text:p>
              </table:table-cell>
              <table:table-cell office:value-type="float" office:value="54.385">
                <text:p>54.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3727626586142">
                <text:p>51.3727626586142</text:p>
              </table:table-cell>
              <table:table-cell office:value-type="float" office:value="56.19">
                <text:p>56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2011709694301">
                <text:p>52.2011709694301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398983829305">
                <text:p>53.5398983829305</text:p>
              </table:table-cell>
              <table:table-cell office:value-type="float" office:value="75.13">
                <text:p>75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004350175314">
                <text:p>54.600435017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0823070434711">
                <text:p>53.0823070434711</text:p>
              </table:table-cell>
              <table:table-cell office:value-type="float" office:value="71.063">
                <text:p>71.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8667570861374">
                <text:p>55.8667570861374</text:p>
              </table:table-cell>
              <table:table-cell office:value-type="float" office:value="75.515">
                <text:p>75.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6110202267983">
                <text:p>55.6110202267983</text:p>
              </table:table-cell>
              <table:table-cell office:value-type="float" office:value="72.41">
                <text:p>7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7633271747841">
                <text:p>57.7633271747841</text:p>
              </table:table-cell>
              <table:table-cell office:value-type="float" office:value="78.675">
                <text:p>78.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9503080722804">
                <text:p>57.9503080722804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957457318649">
                <text:p>59.1957457318649</text:p>
              </table:table-cell>
              <table:table-cell office:value-type="float" office:value="87.98">
                <text:p>8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9492413034594">
                <text:p>56.9492413034594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9208362340598">
                <text:p>61.9208362340598</text:p>
              </table:table-cell>
              <table:table-cell office:value-type="float" office:value="91.335">
                <text:p>91.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9358884257392">
                <text:p>63.9358884257392</text:p>
              </table:table-cell>
              <table:table-cell office:value-type="float" office:value="95.055">
                <text:p>95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.7374940835864">
                <text:p>64.7374940835864</text:p>
              </table:table-cell>
              <table:table-cell office:value-type="float" office:value="99.345">
                <text:p>99.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7929974078356">
                <text:p>73.7929974078356</text:p>
              </table:table-cell>
              <table:table-cell office:value-type="float" office:value="106.96">
                <text:p>106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452752308894">
                <text:p>70.452752308894</text:p>
              </table:table-cell>
              <table:table-cell office:value-type="float" office:value="113.66">
                <text:p>113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2906250903003">
                <text:p>76.2906250903003</text:p>
              </table:table-cell>
              <table:table-cell office:value-type="float" office:value="124.52">
                <text:p>124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1881931693393">
                <text:p>91.1881931693393</text:p>
              </table:table-cell>
              <table:table-cell office:value-type="float" office:value="130.575">
                <text:p>130.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3712062805719">
                <text:p>92.3712062805719</text:p>
              </table:table-cell>
              <table:table-cell office:value-type="float" office:value="137.26">
                <text:p>137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.5094580469061">
                <text:p>93.5094580469061</text:p>
              </table:table-cell>
              <table:table-cell office:value-type="float" office:value="135.845">
                <text:p>135.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7033969745618">
                <text:p>92.7033969745618</text:p>
              </table:table-cell>
              <table:table-cell office:value-type="float" office:value="131.67">
                <text:p>131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3314716664012">
                <text:p>95.3314716664012</text:p>
              </table:table-cell>
              <table:table-cell office:value-type="float" office:value="135.92">
                <text:p>13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4722009050092">
                <text:p>90.4722009050092</text:p>
              </table:table-cell>
              <table:table-cell office:value-type="float" office:value="129.37">
                <text:p>129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.2728617343162">
                <text:p>96.2728617343162</text:p>
              </table:table-cell>
              <table:table-cell office:value-type="float" office:value="130.598">
                <text:p>130.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2568548268704">
                <text:p>95.2568548268704</text:p>
              </table:table-cell>
              <table:table-cell office:value-type="float" office:value="129.994">
                <text:p>129.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